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RRE2 grid generator</text:h>
      <text:p text:style-name="Text_20_body"/>
      <text:h text:style-name="Heading_20_2" text:outline-level="2">Additional configuration file options</text:h>
      <text:p text:style-name="Text_20_body"/>
      <text:p text:style-name="Text_20_body">In addition to the standard CARRE configuration file options, CARRE2 accepts the following options in the input file carre.dat.</text:p>
      <text:p text:style-name="Text_20_body">In carre.dat, numerical values have to be specified. For some options, named constants (given in brackets) are defined in the file carre_types.F90.</text:p>
      <text:h text:style-name="Heading_20_3" text:outline-level="3">Carre operation modes</text:h>
      <text:p text:style-name="Text_20_body">By default, CARRE2 creates standard CARRE grids. Extended grid generation has to be enabled explicitly. </text:p>
      <text:p text:style-name="Text_20_body">Option carreMode</text:p>
      <text:list xml:id="list2028400930" text:style-name="L4">
        <text:list-item>
          <text:p text:style-name="P3"><text:span text:style-name="T1">0 (CARRE_STANDARD) (default)<text:line-break/></text:span><text:span text:style-name="T2">Standard CARRE-compatible operation</text:span></text:p>
        </text:list-item>
        <text:list-item>
          <text:p text:style-name="P3"><text:span text:style-name="T2">1 (CARRE_STANDARD_VIRTUAL_STRUCTS)<text:line-break/>Standard CARRE-compatible operation, also creates virtual structures and writes them to file virtualstructures.out</text:span></text:p>
        </text:list-item>
        <text:list-item>
          <text:p text:style-name="P3">2 (CARRE_EXTENDED)<text:line-break/>Extended grid generation</text:p>
        </text:list-item>
      </text:list>
      <text:h text:style-name="Heading_20_3" text:outline-level="3">Equilibrium modification</text:h>
      <text:p text:style-name="Text_20_body">CARRE2 provides some features for modifying equilibrium data, which might be necessary to allow the generation of extended grids.</text:p>
      <text:p text:style-name="Text_20_body">Option equExtensionMode</text:p>
      <text:list xml:id="list2177534318" text:style-name="L2">
        <text:list-item>
          <text:p text:style-name="P2">0 (EQU_EXTENSION_OFF) (default)<text:line-break/>No modification of equilibrium data </text:p>
        </text:list-item>
        <text:list-item>
          <text:p text:style-name="P2">1 (EQU_EXTENSION_MODE_SIMPLE)</text:p>
        </text:list-item>
        <text:list-item>
          <text:p text:style-name="P2">2 (EQU_EXTENSION_MODE_VESSEL)</text:p>
        </text:list-item>
      </text:list>
      <text:p text:style-name="Text_20_body"/>
      <text:p text:style-name="Text_20_body">Option equDistanceFun</text:p>
      <text:list xml:id="list1958006579" text:style-name="L5">
        <text:list-item>
          <text:p text:style-name="P4">1 (EQU_DIST_FUN_FAST) (default)</text:p>
        </text:list-item>
        <text:list-item>
          <text:p text:style-name="P4">2 (EQU_DIST_FUN_EXACT)</text:p>
        </text:list-item>
      </text:list>
      <text:p text:style-name="Text_20_body">Option equExpansionFactor</text:p>
      <text:list xml:id="list1630785114" text:style-name="L6">
        <text:list-item>
          <text:p text:style-name="P5">1.0 (default)<text:line-break/>Use gradient estimated from given equilibrium data</text:p>
        </text:list-item>
        <text:list-item>
          <text:p text:style-name="P5"><text:soft-page-break/>&lt; 1.0<text:line-break/>decrease gradient</text:p>
        </text:list-item>
        <text:list-item>
          <text:p text:style-name="P5">&gt; 1.0 <text:line-break/>increase gradient</text:p>
        </text:list-item>
      </text:list>
      <text:p text:style-name="Text_20_body"/>
      <text:p text:style-name="P1">Extending the equilibrium grid</text:p>
      <text:p text:style-name="Text_20_body">For extended grid generation, the equilibrium data must extend beyond the vessel volume far enough to allow field lines outside of the vessel to close on themselves. For this it might be necessary to extend the equilibrium grid. </text:p>
      <text:p text:style-name="Text_20_body">This can be done by adding points in the individual directions using the following options:</text:p>
      <text:list xml:id="list1988598829" text:style-name="L7">
        <text:list-item>
          <text:p text:style-name="P6">addLeft </text:p>
        </text:list-item>
        <text:list-item>
          <text:p text:style-name="P6">addRight</text:p>
        </text:list-item>
        <text:list-item>
          <text:p text:style-name="P6">addBottom</text:p>
        </text:list-item>
        <text:list-item>
          <text:p text:style-name="P6">addTop</text:p>
        </text:list-item>
      </text:list>
      <text:p text:style-name="Text_20_body">The default value for these is 0.</text:p>
      <text:p text:style-name="Text_20_body"/>
      <text:p text:style-name="P1">Cancelling equilibrium data outside a rectangular box</text:p>
      <text:p text:style-name="Text_20_body">Equilibrium data outside a given box in rmin &lt;= R &lt;= rmax, zmin &lt;= Z &lt;= zmax can be dropped and replaced by extrapolated values.</text:p>
      <text:p text:style-name="Text_20_body">Options:</text:p>
      <text:list xml:id="list1179884073" text:style-name="L8">
        <text:list-item>
          <text:p text:style-name="P7">zmin (default: -inf)</text:p>
        </text:list-item>
        <text:list-item>
          <text:p text:style-name="P7">zmax (default: +inf)</text:p>
        </text:list-item>
        <text:list-item>
          <text:p text:style-name="P7">rmin (default: -inf)</text:p>
        </text:list-item>
        <text:list-item>
          <text:p text:style-name="P7">rmax (default: +inf)</text:p>
        </text:list-item>
      </text:list>
      <text:p text:style-name="Text_20_body"/>
      <text:p text:style-name="P1">Cancelling equilibrium data outside given data range</text:p>
      <text:p text:style-name="Text_20_body">Equilibrium data outside a given range psimin &lt;= psi &lt;= psimax can be dropped and replaced by extrapolated values</text:p>
      <text:p text:style-name="Text_20_body">Options:</text:p>
      <text:list xml:id="list2164611065" text:style-name="L9">
        <text:list-item>
          <text:p text:style-name="P8">psimin (default: -inf)</text:p>
        </text:list-item>
        <text:list-item>
          <text:p text:style-name="P8">psimax (default: inf)</text:p>
        </text:list-item>
      </text:list>
      <text:h text:style-name="Heading_20_3" text:outline-level="3">Extended grid generation</text:h>
      <text:p text:style-name="Text_20_body"/>
      <text:p text:style-name="Text_20_body">GridExtensionMode</text:p>
      <text:list xml:id="list652968644" text:style-name="L11">
        <text:list-item>
          <text:p text:style-name="P9"><text:soft-page-break/>0 (GRID_EXTENSION_OFF) (default)<text:line-break/>Create standard grid</text:p>
        </text:list-item>
        <text:list-item>
          <text:p text:style-name="P9">1 (GRID_EXTENSION_MODE_TARGET)<text:line-break/>Create cut-cell type grid covering the same radial extent as a standard grid (i.e., the targets up to the first limiting structure)</text:p>
        </text:list-item>
        <text:list-item>
          <text:p text:style-name="P9">2 (GRID_EXTENSIONS_MODE_VESSEL)<text:line-break/>Create cut-cell type grid covering the entire plasma vessel</text:p>
        </text:list-item>
      </text:list>
      <text:p text:style-name="Text_20_body"><text:line-break/>targetResolution (default: +inf)<text:line-break/>Maximum allowed poloidal grid resolution at the target plates in extended grid modes. The targets are defined to be the structures on which the strike points are located. The grid generation algorithm will iteratively add radial grid lines until all cells touching the target have a poloidal width (in meters) equal or smaller than this parameters.</text:p>
      <text:p text:style-name="Text_20_body">MaxResJump (default: +inf)<text:line-break/>Maximum allowed relative difference </text:p>
      <text:p text:style-name="Text_20_body"/>
      <text:p text:style-name="Text_20_body">cleanupPasmin (default: +inf)<text:line-break/>Defines a maximum allowed poloidal grid cell size for the final grid. This parameter is used in grid finalization, i.e. after the iterative correction algorithm has finished. The code will forcibly remove radial grid lines where the poloidal grid cell size exceeds this value, even if this means that the resulting grid cells will have non-orthogonal faces.</text:p>
      <text:p text:style-name="Text_20_body">TODO: consequences</text:p>
      <text:p text:style-name="Text_20_body"/>
      <text:p text:style-name="Text_20_body">nVirtualStructs<text:line-break/>If nVirtualStructs &gt; 0, the first nVirtualStructs structures are assumed to be the virtual structures and used for the extended grid generation (i.e. the virtual structure are not generated automatically). The remaining structures are assumed to be real structures.</text:p>
      <text:p text:style-name="Text_20_body"/>
      <text:p text:style-name="Text_20_body"/>
      <text:p text:style-name="Text_20_body">nRefineAtStructs</text:p>
      <text:p text:style-name="Text_20_body">refineAtStructs</text:p>
      <text:p text:style-name="Text_20_body">loglevel</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jo Klingshirn</meta:initial-creator>
    <meta:creation-date>2013-06-11T09:10:06</meta:creation-date>
    <dc:date>2013-06-12T09:17:39</dc:date>
    <dc:creator>Hajo Klingshirn</dc:creator>
    <meta:editing-duration>PT21H17M52S</meta:editing-duration>
    <meta:editing-cycles>2</meta:editing-cycles>
    <meta:generator>LibreOffice/3.5$Linux_X86_64 LibreOffice_project/350m1$Build-2</meta:generator>
    <meta:document-statistic meta:table-count="0" meta:image-count="0" meta:object-count="0" meta:page-count="3" meta:paragraph-count="56" meta:word-count="538" meta:character-count="3678" meta:non-whitespace-character-count="3210"/>
  </office:meta>
</office:document-meta>
</file>